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099C000038BD3C835811.svm" manifest:media-type=""/>
  <manifest:file-entry manifest:full-path="Pictures/10000000000009500000023832C36E14.png" manifest:media-type=""/>
  <manifest:file-entry manifest:full-path="Pictures/100002010000016300000050DAFB9A0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4.868cm"/>
    </style:style>
    <style:style style:name="Tabla2.B" style:family="table-column">
      <style:table-column-properties style:column-width="12.14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434cm"/>
    </style:style>
    <style:style style:name="Tabla3.B" style:family="table-column">
      <style:table-column-properties style:column-width="3.678cm"/>
    </style:style>
    <style:style style:name="Tabla3.C" style:family="table-column">
      <style:table-column-properties style:column-width="4.438cm"/>
    </style:style>
    <style:style style:name="Tabla3.D" style:family="table-column">
      <style:table-column-properties style:column-width="1.556cm"/>
    </style:style>
    <style:style style:name="Tabla3.E" style:family="table-column">
      <style:table-column-properties style:column-width="4.907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819cm" style:rel-column-width="7010*"/>
    </style:style>
    <style:style style:name="Tabla4.B" style:family="table-column">
      <style:table-column-properties style:column-width="1.655cm" style:rel-column-width="6378*"/>
    </style:style>
    <style:style style:name="Tabla4.C" style:family="table-column">
      <style:table-column-properties style:column-width="8.565cm" style:rel-column-width="33019*"/>
    </style:style>
    <style:style style:name="Tabla4.D" style:family="table-column">
      <style:table-column-properties style:column-width="4.962cm" style:rel-column-width="1912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852cm" style:rel-column-width="7139*"/>
    </style:style>
    <style:style style:name="Tabla5.B" style:family="table-column">
      <style:table-column-properties style:column-width="7.408cm" style:rel-column-width="28558*"/>
    </style:style>
    <style:style style:name="Tabla5.C" style:family="table-column">
      <style:table-column-properties style:column-width="7.74cm" style:rel-column-width="2983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4.433cm" style:rel-column-width="17087*"/>
    </style:style>
    <style:style style:name="Tabla6.B" style:family="table-column">
      <style:table-column-properties style:column-width="12.568cm" style:rel-column-width="4844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umeroPagina">
      <style:text-properties officeooo:paragraph-rsid="001fa5ba"/>
    </style:style>
    <style:style style:name="P2" style:family="paragraph" style:parent-style-name="Table_20_Contents">
      <style:text-properties style:font-name="Tahoma" fo:font-size="10pt" style:font-size-asian="10.5pt"/>
    </style:style>
    <style:style style:name="P3" style:family="paragraph" style:parent-style-name="CuerpoTabla">
      <style:text-properties officeooo:rsid="00166289" officeooo:paragraph-rsid="00166289"/>
    </style:style>
    <style:style style:name="P4" style:family="paragraph" style:parent-style-name="CuerpoTabla">
      <style:text-properties officeooo:paragraph-rsid="001fa5ba"/>
    </style:style>
    <style:style style:name="P5" style:family="paragraph" style:parent-style-name="Tabla_20_contenidos_20_nivel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abla_20_contenidos_20_nivel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P7" style:family="paragraph" style:parent-style-name="Nivel1" style:master-page-name="Pagina">
      <style:paragraph-properties style:page-number="auto"/>
    </style:style>
    <style:style style:name="P8" style:family="paragraph" style:parent-style-name="CuerpoTabla">
      <style:text-properties officeooo:rsid="00225823" officeooo:paragraph-rsid="00225823"/>
    </style:style>
    <style:style style:name="P9" style:family="paragraph" style:parent-style-name="Textos" style:master-page-name="Pagina">
      <style:paragraph-properties style:page-number="auto"/>
    </style:style>
    <style:style style:name="P10" style:family="paragraph" style:parent-style-name="Textos">
      <style:text-properties officeooo:rsid="00225823" officeooo:paragraph-rsid="00225823"/>
    </style:style>
    <style:style style:name="P11" style:family="paragraph" style:parent-style-name="Textos" style:list-style-name="L2">
      <style:text-properties officeooo:rsid="00225823" officeooo:paragraph-rsid="00225823"/>
    </style:style>
    <style:style style:name="P12" style:family="paragraph" style:parent-style-name="TablaContenidosDemostrativo" style:master-page-name="Pagina">
      <style:paragraph-properties style:page-number="auto"/>
    </style:style>
    <style:style style:name="P13" style:family="paragraph" style:parent-style-name="TituloDemostrativo" style:master-page-name="PortadaDemostrativos">
      <style:paragraph-properties style:page-number="auto"/>
      <style:text-properties officeooo:rsid="00115d88" officeooo:paragraph-rsid="00115d88"/>
    </style:style>
    <style:style style:name="T1" style:family="text">
      <style:text-properties officeooo:rsid="0016b2d2"/>
    </style:style>
    <style:style style:name="T2" style:family="text">
      <style:text-properties officeooo:rsid="00189460"/>
    </style:style>
    <style:style style:name="T3" style:family="text">
      <style:text-properties officeooo:rsid="001fa5ba"/>
    </style:style>
    <style:style style:name="T4" style:family="text">
      <style:text-properties officeooo:rsid="002258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R0.<text:span text:style-name="T3">34</text:span></text:p>
      <text:p text:style-name="Standard"/>
      <text:p text:style-name="SubtituloPortadaYDemostrativos">Tipo de documento: Acta</text:p>
      <text:p text:style-name="P4"><text:span text:style-name="T3">16</text:span>/<text:span text:style-name="T1">07</text:span>/201<text:span text:style-name="T1">4</text:span></text:p>
      <text:p text:style-name="SubtituloPortadaYDemostrativos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ituloColumnaTabla">Identificador del documento:</text:p>
          </table:table-cell>
          <table:table-cell table:style-name="Tabla2.B1" office:value-type="string">
            <text:p text:style-name="P3">AR0.<text:span text:style-name="T3">34</text:span></text:p>
          </table:table-cell>
        </table:table-row>
        <table:table-row>
          <table:table-cell table:style-name="Tabla2.A2" office:value-type="string">
            <text:p text:style-name="TituloColumnaTabla">Fecha:</text:p>
          </table:table-cell>
          <table:table-cell table:style-name="Tabla2.B2" office:value-type="string">
            <text:p text:style-name="P4"><text:span text:style-name="T4">16</text:span>/<text:span text:style-name="T1">07</text:span>/201<text:span text:style-name="T1">4</text:span></text:p>
          </table:table-cell>
        </table:table-row>
        <table:table-row>
          <table:table-cell table:style-name="Tabla2.A2" office:value-type="string">
            <text:p text:style-name="TituloColumnaTabla">Actividad:</text:p>
          </table:table-cell>
          <table:table-cell table:style-name="Tabla2.B2" office:value-type="string">
            <text:p text:style-name="CuerpoTabla">Acta de reunión semanal.</text:p>
          </table:table-cell>
        </table:table-row>
        <table:table-row>
          <table:table-cell table:style-name="Tabla2.A2" office:value-type="string">
            <text:p text:style-name="TituloColumnaTabla">Estado del documento:</text:p>
          </table:table-cell>
          <table:table-cell table:style-name="Tabla2.B2" office:value-type="string">
            <text:p text:style-name="CuerpoTabla">Completo</text:p>
          </table:table-cell>
        </table:table-row>
        <table:table-row>
          <table:table-cell table:style-name="Tabla2.A2" office:value-type="string">
            <text:p text:style-name="TituloColumnaTabla">Enlace del documento:</text:p>
          </table:table-cell>
          <table:table-cell table:style-name="Tabla2.B2" office:value-type="string">
            <text:p text:style-name="CuerpoTabla"/>
          </table:table-cell>
        </table:table-row>
      </table:table>
      <text:p text:style-name="Textos"/>
      <text:p text:style-name="Textos"/>
      <text:p text:style-name="Textos"/>
      <text:p text:style-name="P9">Datos de la entrega: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2"/>
          </table:table-cell>
          <table:table-cell table:style-name="Tabla3.B1" office:value-type="string">
            <text:p text:style-name="TituloColumnaTabla">Nombre</text:p>
          </table:table-cell>
          <table:table-cell table:style-name="Tabla3.B1" office:value-type="string">
            <text:p text:style-name="TituloColumnaTabla">Compañía / Actividad</text:p>
          </table:table-cell>
          <table:table-cell table:style-name="Tabla3.B1" office:value-type="string">
            <text:p text:style-name="TituloColumnaTabla">Fecha</text:p>
          </table:table-cell>
          <table:table-cell table:style-name="Tabla3.E1" office:value-type="string">
            <text:p text:style-name="TituloColumnaTabla">Firma</text:p>
          </table:table-cell>
        </table:table-row>
        <table:table-row>
          <table:table-cell table:style-name="Tabla3.B1" office:value-type="string">
            <text:p text:style-name="TituloColumnaTabla"/>
            <text:p text:style-name="TituloColumnaTabla">Autor</text:p>
            <text:p text:style-name="TituloColumnaTabla"/>
          </table:table-cell>
          <table:table-cell table:style-name="Tabla3.B2" office:value-type="string">
            <text:p text:style-name="CuerpoTabla">Manuel Cid Gómez</text:p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P4"><text:span text:style-name="T3">16</text:span>/<text:span text:style-name="T1">07</text:span>/201<text:span text:style-name="T1">4</text:span></text:p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Verific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Revis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Aprob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</table:table>
      <text:p text:style-name="Textos"/>
      <text:p text:style-name="Textos">Log del documento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TituloColumnaTabla">Versión</text:p>
          </table:table-cell>
          <table:table-cell table:style-name="Tabla4.A1" office:value-type="string">
            <text:p text:style-name="TituloColumnaTabla">Fecha</text:p>
          </table:table-cell>
          <table:table-cell table:style-name="Tabla4.A1" office:value-type="string">
            <text:p text:style-name="TituloColumnaTabla">Comentario</text:p>
          </table:table-cell>
          <table:table-cell table:style-name="Tabla4.D1" office:value-type="string">
            <text:p text:style-name="TituloColumnaTabla">Autor</text:p>
          </table:table-cell>
        </table:table-row>
        <table:table-row>
          <table:table-cell table:style-name="Tabla4.A2" office:value-type="string">
            <text:p text:style-name="CuerpoTabla">v1</text:p>
          </table:table-cell>
          <table:table-cell table:style-name="Tabla4.A2" office:value-type="string">
            <text:p text:style-name="P4"><text:span text:style-name="T3">16</text:span>/<text:span text:style-name="T1">07</text:span>/201<text:span text:style-name="T1">4</text:span></text:p>
          </table:table-cell>
          <table:table-cell table:style-name="Tabla4.A2" office:value-type="string">
            <text:p text:style-name="CuerpoTabla"/>
          </table:table-cell>
          <table:table-cell table:style-name="Tabla4.D2" office:value-type="string">
            <text:p text:style-name="CuerpoTabla">Manuel Cid Gómez</text:p>
          </table:table-cell>
        </table:table-row>
      </table:table>
      <text:p text:style-name="Textos"/>
      <text:p text:style-name="Textos">Registro de cambios del documento: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TituloColumnaTabla">Versión</text:p>
          </table:table-cell>
          <table:table-cell table:style-name="Tabla5.A1" office:value-type="string">
            <text:p text:style-name="TituloColumnaTabla">Item</text:p>
          </table:table-cell>
          <table:table-cell table:style-name="Tabla5.C1" office:value-type="string">
            <text:p text:style-name="TituloColumnaTabla">Motivo del cambio</text:p>
          </table:table-cell>
        </table:table-row>
        <table:table-row>
          <table:table-cell table:style-name="Tabla5.A2" office:value-type="string">
            <text:p text:style-name="CuerpoTabla"/>
          </table:table-cell>
          <table:table-cell table:style-name="Tabla5.A2" office:value-type="string">
            <text:p text:style-name="CuerpoTabla"/>
          </table:table-cell>
          <table:table-cell table:style-name="Tabla5.C2" office:value-type="string">
            <text:p text:style-name="CuerpoTabla"/>
          </table:table-cell>
        </table:table-row>
      </table:table>
      <text:p text:style-name="Text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TablaContenidosDemostrativo">Tabla de contenido</text:index-title-template>
          <text:table-of-content-entry-template text:outline-level="1" text:style-name="Tabla_20_contenidos_20_nivel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  <text:index-source-styles text:outline-level="4">
            <text:index-source-style text:style-name="PieTablaIlustraciones"/>
          </text:index-source-styles>
        </text:table-of-content-source>
        <text:index-body>
          <text:index-title text:style-name="Sect1" text:name="Índice de contenido1_Head">
            <text:p text:style-name="P12">Tabla de contenido</text:p>
          </text:index-title>
          <text:p text:style-name="P5"><text:a xlink:type="simple" xlink:href="#__RefHeading__1803_1352885363" text:style-name="Index_20_Link" text:visited-style-name="Index_20_Link">Datos de la reunión:<text:tab/>4</text:a></text:p>
          <text:p text:style-name="P6"><text:a xlink:type="simple" xlink:href="#__RefHeading__744_302876939" text:style-name="Index_20_Link" text:visited-style-name="Index_20_Link">Tabla 01. Datos de la reunión, 2014<text:tab/>4</text:a></text:p>
          <text:p text:style-name="P5"><text:a xlink:type="simple" xlink:href="#__RefHeading__746_302876939" text:style-name="Index_20_Link" text:visited-style-name="Index_20_Link">Puntos del orden del día:<text:tab/>4</text:a></text:p>
          <text:p text:style-name="P5"><text:a xlink:type="simple" xlink:href="#__RefHeading__748_302876939" text:style-name="Index_20_Link" text:visited-style-name="Index_20_Link">Resumen de los puntos tratados:<text:tab/>4</text:a></text:p>
        </text:index-body>
      </text:table-of-content>
      <text:p text:style-name="Nivel1"/>
      <text:p text:style-name="Standard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P7"><text:bookmark-start text:name="__RefHeading__1803_1352885363"/>Datos de la reunión:<text:bookmark-end text:name="__RefHeading__1803_1352885363"/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TituloColumnaTabla">Fecha de celebración:</text:p>
          </table:table-cell>
          <table:table-cell table:style-name="Tabla6.B1" office:value-type="string">
            <text:p text:style-name="CuerpoTabla"><text:span text:style-name="T3">16</text:span>/<text:span text:style-name="T1">07</text:span>/201<text:span text:style-name="T1">4</text:span></text:p>
          </table:table-cell>
        </table:table-row>
        <table:table-row>
          <table:table-cell table:style-name="Tabla6.A2" office:value-type="string">
            <text:p text:style-name="TituloColumnaTabla">Lugar de celebración:</text:p>
          </table:table-cell>
          <table:table-cell table:style-name="Tabla6.B2" office:value-type="string">
            <text:p text:style-name="CuerpoTabla">Laboratorio 40 – Edificio Politécnico – Campus Orense</text:p>
          </table:table-cell>
        </table:table-row>
        <table:table-row>
          <table:table-cell table:style-name="Tabla6.A2" office:value-type="string">
            <text:p text:style-name="TituloColumnaTabla">Hora de inicio:</text:p>
          </table:table-cell>
          <table:table-cell table:style-name="Tabla6.B2" office:value-type="string">
            <text:p text:style-name="P8">12:10</text:p>
          </table:table-cell>
        </table:table-row>
        <table:table-row>
          <table:table-cell table:style-name="Tabla6.A2" office:value-type="string">
            <text:p text:style-name="TituloColumnaTabla">Hora de fiscalización:</text:p>
          </table:table-cell>
          <table:table-cell table:style-name="Tabla6.B2" office:value-type="string">
            <text:p text:style-name="P8">12:45</text:p>
          </table:table-cell>
        </table:table-row>
        <table:table-row>
          <table:table-cell table:style-name="Tabla6.A2" office:value-type="string">
            <text:p text:style-name="TituloColumnaTabla">Asistentes:</text:p>
          </table:table-cell>
          <table:table-cell table:style-name="Tabla6.B2" office:value-type="string">
            <text:p text:style-name="CuerpoTabla">Javier Rodeiro</text:p>
            <text:p text:style-name="CuerpoTabla">Manuel Cid</text:p>
            <text:p text:style-name="CuerpoTabla">Roberto Rosende</text:p>
            <text:p text:style-name="CuerpoTabla">Silvia Carrera</text:p>
          </table:table-cell>
        </table:table-row>
      </table:table>
      <text:p text:style-name="PieTablaIlustraciones"><text:bookmark-start text:name="__RefHeading__744_302876939"/>Tabla 01. Datos de la reunión, 201<text:span text:style-name="T2">4</text:span><text:bookmark-end text:name="__RefHeading__744_302876939"/></text:p>
      <text:p text:style-name="Textos"/>
      <text:p text:style-name="Nivel1"><text:bookmark-start text:name="__RefHeading__746_302876939"/>Puntos del orden del día:<text:bookmark-end text:name="__RefHeading__746_302876939"/></text:p>
      <text:p text:style-name="Enumeraciones">- Estado de tareas pendientes.</text:p>
      <text:p text:style-name="Enumeraciones">- Asignación de nuevas tareas.</text:p>
      <text:p text:style-name="Enumeraciones">- Evaluación del proyecto.</text:p>
      <text:p text:style-name="Textos"/>
      <text:p text:style-name="Nivel1"><text:bookmark-start text:name="__RefHeading__748_302876939"/>Resumen de los puntos tratados:<text:bookmark-end text:name="__RefHeading__748_302876939"/></text:p>
      <text:p text:style-name="P10">Sobre el tema de los papers están acabados, solo hace falta pasarlos a inglés, con un tamaño máximo de 30 líneas de abstract cada uno. Sobre el paper de Manuel centrarse mas en lo que es la trazabilidad y no en como se usa la herramienta.</text:p>
      <text:p text:style-name="P10">Mañana Javier va mirar si habla con el de frío sobre el tema del laboratorio del city.(Queremos también serpentines ya ).</text:p>
      <text:p text:style-name="P10">Ya está pedido 500 litro de parafina para los armarios de inmersión.</text:p>
      <text:p text:style-name="P10">A la vuelta de las vacaciones de Javier ya se empieza a montar los experimentos</text:p>
      <text:list xml:id="list6401117875138192778" text:style-name="L2">
        <text:list-item>
          <text:p text:style-name="P11">Manejar cluster</text:p>
        </text:list-item>
        <text:list-item>
          <text:p text:style-name="P11">Montar fuentes de alimentación y cableado</text:p>
        </text:list-item>
      </text:list>
      <text:p text:style-name="P10"><text:soft-page-break/></text:p>
      <text:p text:style-name="P10">Pedir 6 swichs de 24 más cables al de Dynos.</text:p>
      <text:p text:style-name="P10">Tenemos que tener los cables de red echos.</text:p>
      <text:p text:style-name="P10">Decirle al del armario que para el siguiente, donde hacer los ganchos para colocar el swich , que será por debajo de las fuentes (hacer esquemas, calcular distancias)</text:p>
      <text:p text:style-name="P10">Arreglar de tener el tema de los cables y fuentes de alimentación.</text:p>
      <text:p text:style-name="P10">Instalación arriba del nodo centrar y un par de nodos cluster.</text:p>
      <text:p text:style-name="P10">Javi se encargará de buscar una bomba de impulsión.</text:p>
      <text:p text:style-name="P10">Tenemos asegurados como 17 coolers fijos , faltan que lleguen todos.</text:p>
      <text:p text:style-name="P10">Prioritario el tema del abstract de los papers, luego acabar las fuentes y los cables de red y por ultimo todas las compras de material.</text:p>
      <text:p text:style-name="P10">Roberto va hacer un link en el Apache para que los de comunicaciones de la Uvigo puedan descargar las fotos que tenemos del scrat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contextual-spacing="false" style:page-number="auto"/>
      <style:text-properties fo:font-size="14pt" style:font-size-asian="10.5pt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family="Tahoma" style:font-style-name="Normal" style:font-family-generic="swiss" style:font-pitch="variable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contextual-spacing="false" style:page-number="auto"/>
      <style:text-properties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1" fo:font-family="Tahoma" style:font-style-name="Negrita" style:font-family-generic="swiss" style:font-pitch="variable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1cm" style:contextual-spacing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contextual-spacing="false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style:contextual-spacing="false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-left="0cm" fo:margin-right="0cm" fo:margin-top="1cm" fo:margin-bottom="0.3cm" style:contextual-spacing="false" fo:text-indent="0cm" style:auto-text-indent="false" style:page-number="auto"/>
      <style:text-properties style:font-name="Tahoma" fo:font-family="Tahoma" style:font-style-name="Normal" style:font-family-generic="swiss" style:font-pitch="variable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-left="0cm" fo:margin-right="0cm" fo:margin-top="0cm" fo:margin-bottom="0cm" style:contextual-spacing="false" fo:text-indent="0.199cm" style:auto-text-indent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-left="0cm" fo:margin-right="0cm" fo:margin-top="0cm" fo:margin-bottom="1cm" style:contextual-spacing="false" fo:text-align="start" style:justify-single-word="false" fo:text-indent="0cm" style:auto-text-indent="false" style:page-number="auto"/>
      <style:text-properties fo:font-size="10.3000001907349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umeroPagina">
      <style:text-properties officeooo:paragraph-rsid="001fa5b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MP1"><draw:frame draw:style-name="Mfr1" draw:name="gráficos3" text:anchor-type="paragraph" svg:x="-0.069cm" svg:y="0.106cm" svg:width="3.328cm" svg:height="1.101cm" draw:z-index="7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/text:p>
      </style:header>
      <style:footer>
        <text:p text:style-name="Footer"><draw:frame draw:style-name="Mfr2" draw:name="gráficos1" text:anchor-type="paragraph" svg:width="17cm" svg:height="4.05cm" draw:z-index="3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1" draw:name="gráficos4" text:anchor-type="paragraph" svg:x="0cm" svg:y="2.699cm" svg:width="20.999cm" svg:height="14.526cm" draw:z-index="8"><draw:image xlink:href="Pictures/200000090000099C000038BD3C835811.svm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7:30:00.587204812</meta:creation-date>
    <meta:editing-duration>PT7M7S</meta:editing-duration>
    <meta:editing-cycles>6</meta:editing-cycles>
    <meta:generator>LibreOffice/4.1.3.2$Linux_X86_64 LibreOffice_project/410m0$Build-2</meta:generator>
    <dc:date>2014-07-16T13:04:08.466203581</dc:date>
    <dc:creator>Manuel </dc:creator>
    <meta:document-statistic meta:table-count="5" meta:image-count="3" meta:object-count="0" meta:page-count="5" meta:paragraph-count="77" meta:word-count="403" meta:character-count="2353" meta:non-whitespace-character-count="1988"/>
  </office:meta>
</office:document-meta>
</file>